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35"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36"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37" style:family="paragraph" style:parent-style-name="Standard">
      <style:text-properties style:font-name="calibri,arial" style:text-underline-style="none" fo:font-weight="bold" officeooo:rsid="00243276" officeooo:paragraph-rsid="00243276" style:font-weight-asian="bold" style:font-weight-complex="bold"/>
    </style:style>
    <style:style style:name="P38" style:family="paragraph" style:parent-style-name="Standard">
      <style:text-properties style:font-name="calibri,arial" style:text-underline-style="none" fo:font-weight="bold" officeooo:rsid="002514e6" officeooo:paragraph-rsid="002514e6" style:font-weight-asian="bold" style:font-weight-complex="bold"/>
    </style:style>
    <style:style style:name="P39" style:family="paragraph" style:parent-style-name="Standard">
      <style:text-properties style:font-name="calibri,arial" style:text-underline-style="none" fo:font-weight="bold" officeooo:rsid="00278958" officeooo:paragraph-rsid="00278958" style:font-weight-asian="bold" style:font-weight-complex="bold"/>
    </style:style>
    <style:style style:name="P40" style:family="paragraph" style:parent-style-name="Standard">
      <style:text-properties style:font-name="calibri,arial" style:text-underline-style="none" fo:font-weight="bold" officeooo:rsid="002c2f91" officeooo:paragraph-rsid="002c2f91" style:font-weight-asian="bold" style:font-weight-complex="bold"/>
    </style:style>
    <style:style style:name="P41" style:family="paragraph" style:parent-style-name="Standard">
      <style:text-properties style:font-name="calibri,arial" style:text-underline-style="none" fo:font-weight="bold" officeooo:rsid="002e7ccb" officeooo:paragraph-rsid="002e7ccb" style:font-weight-asian="bold" style:font-weight-complex="bold"/>
    </style:style>
    <style:style style:name="P42" style:family="paragraph" style:parent-style-name="Standard">
      <style:text-properties style:font-name="calibri,arial" style:text-underline-style="none" fo:font-weight="bold" officeooo:rsid="0031843a" officeooo:paragraph-rsid="0031843a" style:font-weight-asian="bold" style:font-weight-complex="bold"/>
    </style:style>
    <style:style style:name="P43" style:family="paragraph" style:parent-style-name="Standard">
      <style:text-properties style:font-name="calibri,arial" style:text-underline-style="none" fo:font-weight="bold" officeooo:rsid="004a151b" officeooo:paragraph-rsid="004a151b" style:font-weight-asian="bold" style:font-weight-complex="bold"/>
    </style:style>
    <style:style style:name="P44" style:family="paragraph" style:parent-style-name="Standard">
      <style:text-properties style:font-name="calibri,arial" style:text-underline-style="none" fo:font-weight="bold" officeooo:rsid="004ba1b6" officeooo:paragraph-rsid="004ba1b6" style:font-weight-asian="bold" style:font-weight-complex="bold"/>
    </style:style>
    <style:style style:name="P45" style:family="paragraph" style:parent-style-name="Standard">
      <style:text-properties style:font-name="calibri,arial" style:text-underline-style="none" fo:font-weight="bold" officeooo:rsid="00523b41" officeooo:paragraph-rsid="00523b41" style:font-weight-asian="bold" style:font-weight-complex="bold"/>
    </style:style>
    <style:style style:name="P46" style:family="paragraph" style:parent-style-name="Standard">
      <style:text-properties style:font-name="calibri,arial" style:text-underline-style="none" fo:font-weight="bold" officeooo:rsid="005242cc" officeooo:paragraph-rsid="005242cc" style:font-weight-asian="bold" style:font-weight-complex="bold"/>
    </style:style>
    <style:style style:name="P47" style:family="paragraph" style:parent-style-name="Standard">
      <style:text-properties style:font-name="calibri,arial" style:text-underline-style="none" fo:font-weight="bold" officeooo:rsid="0054c628" officeooo:paragraph-rsid="0054c628" style:font-weight-asian="bold" style:font-weight-complex="bold"/>
    </style:style>
    <style:style style:name="P48" style:family="paragraph" style:parent-style-name="Standard">
      <style:text-properties style:font-name="calibri,arial" style:text-underline-style="none" fo:font-weight="bold" officeooo:rsid="00554931" officeooo:paragraph-rsid="00554931" style:font-weight-asian="bold" style:font-weight-complex="bold"/>
    </style:style>
    <style:style style:name="P49"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50"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51"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52"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53"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54"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55"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56"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57"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58"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59"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60"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61"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62"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63"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64"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65"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66"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67"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68"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69"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70"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71"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72"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73"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74"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75"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76"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77"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78"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79"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80"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81"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82"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83"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84"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85"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86"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87"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88"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89"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90"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91"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92"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93"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94"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95"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96"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97"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98"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99"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100"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101"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102" style:family="paragraph" style:parent-style-name="Standard">
      <style:text-properties style:font-name="calibri,arial" style:text-underline-style="none" fo:font-weight="normal" officeooo:rsid="0069485e" officeooo:paragraph-rsid="0069485e" style:font-weight-asian="normal" style:font-weight-complex="normal"/>
    </style:style>
    <style:style style:name="P103"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104"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105"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106"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107" style:family="paragraph" style:parent-style-name="Standard">
      <style:text-properties style:font-name="calibri,arial" style:text-underline-style="none" fo:font-weight="normal" officeooo:rsid="00760bd2" officeooo:paragraph-rsid="00760bd2" style:font-weight-asian="normal" style:font-weight-complex="normal"/>
    </style:style>
    <style:style style:name="P108"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109" style:family="paragraph" style:parent-style-name="Standard">
      <style:text-properties style:font-name="calibri,arial" style:text-underline-style="none" fo:font-weight="bold" officeooo:rsid="005fdf0f" officeooo:paragraph-rsid="005fdf0f" style:font-weight-asian="bold" style:font-weight-complex="bold"/>
    </style:style>
    <style:style style:name="P110" style:family="paragraph" style:parent-style-name="Standard">
      <style:text-properties style:font-name="calibri,arial" style:text-underline-style="none" fo:font-weight="bold" officeooo:rsid="005ff91a" officeooo:paragraph-rsid="005ff91a" style:font-weight-asian="bold" style:font-weight-complex="bold"/>
    </style:style>
    <style:style style:name="P111" style:family="paragraph" style:parent-style-name="Standard">
      <style:text-properties style:font-name="calibri,arial" style:text-underline-style="none" fo:font-weight="bold" officeooo:rsid="0060f7dd" officeooo:paragraph-rsid="0060f7dd" style:font-weight-asian="bold" style:font-weight-complex="bold"/>
    </style:style>
    <style:style style:name="P112" style:family="paragraph" style:parent-style-name="Standard">
      <style:text-properties style:font-name="calibri,arial" style:text-underline-style="none" fo:font-weight="bold" officeooo:rsid="00611835" officeooo:paragraph-rsid="00611835" style:font-weight-asian="bold" style:font-weight-complex="bold"/>
    </style:style>
    <style:style style:name="P113" style:family="paragraph" style:parent-style-name="Standard">
      <style:text-properties style:font-name="calibri,arial" style:text-underline-style="none" fo:font-weight="bold" officeooo:rsid="00611835" officeooo:paragraph-rsid="00617cef" style:font-weight-asian="bold" style:font-weight-complex="bold"/>
    </style:style>
    <style:style style:name="P114" style:family="paragraph" style:parent-style-name="Standard">
      <style:text-properties style:font-name="calibri,arial" style:text-underline-style="none" fo:font-weight="bold" officeooo:rsid="006b4098" officeooo:paragraph-rsid="006b4098" style:font-weight-asian="bold" style:font-weight-complex="bold"/>
    </style:style>
    <style:style style:name="P115" style:family="paragraph" style:parent-style-name="Standard">
      <style:text-properties style:font-name="calibri,arial" style:text-underline-style="none" fo:font-weight="bold" officeooo:rsid="006e9c7b" officeooo:paragraph-rsid="006e9c7b" style:font-weight-asian="bold" style:font-weight-complex="bold"/>
    </style:style>
    <style:style style:name="P116" style:family="paragraph" style:parent-style-name="Standard">
      <style:text-properties style:font-name="calibri,arial" style:text-underline-style="none" fo:font-weight="bold" officeooo:rsid="006f3f7b" officeooo:paragraph-rsid="006f3f7b" style:font-weight-asian="bold" style:font-weight-complex="bold"/>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fo:font-weight="normal" officeooo:rsid="004c4fff"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d4378" style:font-weight-asian="normal" style:font-weight-complex="normal"/>
    </style:style>
    <style:style style:name="T13" style:family="text">
      <style:text-properties style:text-position="sub 58%"/>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officeooo:rsid="0045b61c"/>
    </style:style>
    <style:style style:name="T16" style:family="text">
      <style:text-properties style:text-position="sub 58%" fo:font-weight="normal" style:font-weight-asian="normal" style:font-weight-complex="normal"/>
    </style:style>
    <style:style style:name="T17" style:family="text">
      <style:text-properties style:text-position="sub 58%" fo:font-weight="normal" officeooo:rsid="004ba1b6"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style:text-position="0% 100%"/>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2fd01e" style:font-weight-asian="normal" style:font-weight-complex="normal"/>
    </style:style>
    <style:style style:name="T22" style:family="text">
      <style:text-properties style:text-position="0% 100%" officeooo:rsid="00332506"/>
    </style:style>
    <style:style style:name="T23" style:family="text">
      <style:text-properties style:text-position="0% 100%" officeooo:rsid="00393413"/>
    </style:style>
    <style:style style:name="T24" style:family="text">
      <style:text-properties style:text-position="0% 100%" officeooo:rsid="0043f828"/>
    </style:style>
    <style:style style:name="T25" style:family="text">
      <style:text-properties style:text-position="0% 100%" officeooo:rsid="0044d441"/>
    </style:style>
    <style:style style:name="T26" style:family="text">
      <style:text-properties style:text-position="0% 100%" officeooo:rsid="0045b61c"/>
    </style:style>
    <style:style style:name="T27" style:family="text">
      <style:text-properties style:text-position="0% 100%" fo:font-weight="bold" style:font-weight-asian="bold" style:font-weight-complex="bold"/>
    </style:style>
    <style:style style:name="T28" style:family="text">
      <style:text-properties style:text-position="0% 100%" fo:font-weight="bold" officeooo:rsid="004a151b" style:font-weight-asian="bold" style:font-weight-complex="bold"/>
    </style:style>
    <style:style style:name="T29" style:family="text">
      <style:text-properties style:text-position="0% 100%" officeooo:rsid="004752a3"/>
    </style:style>
    <style:style style:name="T30" style:family="text">
      <style:text-properties style:text-position="0% 100%" officeooo:rsid="0048c5b1"/>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4ba1b6" style:font-weight-asian="normal" style:font-weight-complex="normal"/>
    </style:style>
    <style:style style:name="T33" style:family="text">
      <style:text-properties style:text-position="0% 100%" fo:font-weight="normal" officeooo:rsid="00617cef" style:font-weight-asian="normal" style:font-weight-complex="normal"/>
    </style:style>
    <style:style style:name="T34" style:family="text">
      <style:text-properties style:text-position="0% 100%" fo:font-weight="normal" officeooo:rsid="004c4fff" style:font-weight-asian="normal" style:font-weight-complex="normal"/>
    </style:style>
    <style:style style:name="T35" style:family="text">
      <style:text-properties style:text-position="0% 100%" fo:font-weight="normal" officeooo:rsid="006e9c7b" style:font-weight-asian="normal" style:font-weight-complex="normal"/>
    </style:style>
    <style:style style:name="T36" style:family="text">
      <style:text-properties style:text-position="0% 100%" officeooo:rsid="004c4fff"/>
    </style:style>
    <style:style style:name="T37" style:family="text">
      <style:text-properties style:text-position="0% 100%" officeooo:rsid="00709d88"/>
    </style:style>
    <style:style style:name="T38" style:family="text">
      <style:text-properties style:text-position="0% 100%" officeooo:rsid="007484bb"/>
    </style:style>
    <style:style style:name="T39" style:family="text">
      <style:text-properties style:text-position="0% 100%" style:font-name="cmsy10" officeooo:rsid="007484bb"/>
    </style:style>
    <style:style style:name="T40" style:family="text">
      <style:text-properties style:text-position="super 58%"/>
    </style:style>
    <style:style style:name="T41" style:family="text">
      <style:text-properties style:text-position="super 58%" fo:font-weight="normal" style:font-weight-asian="normal" style:font-weight-complex="normal"/>
    </style:style>
    <style:style style:name="T42" style:family="text">
      <style:text-properties style:text-position="super 58%" fo:font-weight="normal" officeooo:rsid="004c4ff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49"/>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37">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38"><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39"><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40">Introduction</text:p>
      <text:p text:style-name="P3"><text:span text:style-name="T11">A goal-based agent has to decide the order to execute actions so that a goal state is achieved. </text:span><text:span text:style-name="T12">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41">Problem Formulation</text:p>
      <text:p text:style-name="P19">Determine set S of possible states</text:p>
      <text:p text:style-name="P4"><text:span text:style-name="T11">Problem given by: set S, start state (S</text:span><text:span text:style-name="T14">start</text:span><text:span text:style-name="T20">), </text:span><text:span text:style-name="T21">set of </text:span><text:span text:style-name="T20">goal state</text:span><text:span text:style-name="T21">s</text:span><text:span text:style-name="T20"> (S</text:span><text:span text:style-name="T14">goal</text:span><text:span text:style-name="T20">), </text:span><text:span text:style-name="T21">set A of possible actions that take agent from one S state to another, cost function for stating expense of each action.</text:span></text:p>
      <text:p text:style-name="P50"/>
      <text:p text:style-name="P51"><text:soft-page-break/>Actions do not get names – instead list all the states that are reachable from the current state through only one action.</text:p>
      <text:p text:style-name="P51"/>
      <text:p text:style-name="P52">If all actions are equally expensive, assume cost(a) = 1 for all actions a</text:p>
      <text:p text:style-name="P52"/>
      <text:p text:style-name="P5"><text:span text:style-name="T20">Solution is a sequence [ ] of actions that when performed in S</text:span><text:span text:style-name="T14">start</text:span><text:span text:style-name="T20">, the agent reaches S</text:span><text:span text:style-name="T14">goal</text:span><text:span text:style-name="T20">. </text:span></text:p>
      <text:p text:style-name="P53">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42">Assume these are given </text:p>
      <text:p text:style-name="P21">Start state S<text:span text:style-name="T13">start</text:span><text:span text:style-name="T19"> </text:span></text:p>
      <text:p text:style-name="P21"><text:span text:style-name="T19">Description of actions: if in state s, then states s</text:span><text:span text:style-name="T13">1</text:span><text:span text:style-name="T19">, …, s</text:span><text:span text:style-name="T13">n</text:span><text:span text:style-name="T19"> can be reached by an action</text:span></text:p>
      <text:p text:style-name="P55">Description of goal states</text:p>
      <text:p text:style-name="P55"/>
      <text:p text:style-name="P55">Search: systematic exploration of a search tree. Consists of all possible paths of states until goal state reached. </text:p>
      <text:p text:style-name="P55"/>
      <text:p text:style-name="P55">Can have a path of length 0 (just start/current state)</text:p>
      <text:p text:style-name="P55"/>
      <text:p text:style-name="P55">Search algorithm: Method of exploration of search tree</text:p>
      <text:p text:style-name="P55">Start state: root of search tree</text:p>
      <text:p text:style-name="P55">Expanding paths/states: Assing successor states to a path by applying actions</text:p>
      <text:p text:style-name="P55"/>
      <text:p text:style-name="P55">Pseudocode algorithms: Abstract from implementation details. Some steps/subroutines are unspecified</text:p>
      <text:p text:style-name="P56"/>
      <text:p text:style-name="P22"><text:span text:style-name="T19">1) Input s</text:span><text:span text:style-name="T13">0</text:span><text:span text:style-name="T19">, start state</text:span></text:p>
      <text:p text:style-name="P57">2) Input method – produce the successor states of a state (expand it)</text:p>
      <text:p text:style-name="P57">3) Input method – check if the state is a goal state</text:p>
      <text:p text:style-name="P57"/>
      <text:p text:style-name="P22"><text:span text:style-name="T19">4) Set frontier (/agenda) – contains paths. Initialise with {s</text:span><text:span text:style-name="T13">0</text:span><text:span text:style-name="T19">}</text:span></text:p>
      <text:p text:style-name="P23"><text:span text:style-name="T19">5) </text:span><text:span text:style-name="T22">Select and remove from frontier – expands it. Only occurs while frontier is not empty</text:span></text:p>
      <text:p text:style-name="P58">6a) Terminate and return path if final state is a goal</text:p>
      <text:p text:style-name="P58">6b) Add to frontier all paths obtained by expanding (+1 successor) the removed path</text:p>
      <text:p text:style-name="P58"/>
      <text:p text:style-name="P58">7) Repeat by selecting and removing a path from the updated frontier</text:p>
      <text:p text:style-name="P58"/>
      <text:p text:style-name="P77">Open gaps in the generic algorithm</text:p>
      <text:p text:style-name="P24"><text:soft-page-break/><text:span text:style-name="T19">Which path is s</text:span><text:span text:style-name="T23">e</text:span><text:span text:style-name="T19">lected (&amp; removed) from the frontier in each iteration of the loop</text:span></text:p>
      <text:p text:style-name="P25"><text:span text:style-name="T19">Aka which s</text:span><text:span text:style-name="T13">0</text:span><text:span text:style-name="T19"> … s</text:span><text:span text:style-name="T13">k</text:span><text:span text:style-name="T19"> is expanded or selected for expansion</text:span></text:p>
      <text:p text:style-name="P26"><text:span text:style-name="T19">Alternatively which state s</text:span><text:span text:style-name="T13">k</text:span><text:span text:style-name="T19"> will be expanded (not as specific as required, in some cases)</text:span></text:p>
      <text:p text:style-name="P59"/>
      <text:p text:style-name="P27"><text:span text:style-name="T19">Given s</text:span><text:span text:style-name="T13">0</text:span><text:span text:style-name="T19"> … s</text:span><text:span text:style-name="T13">k</text:span><text:span text:style-name="T19"> (a path that has been expanded) how should the expansions be added to frontier?</text:span></text:p>
      <text:p text:style-name="P60"/>
      <text:p text:style-name="P61">Adding the expansions can be done in any way - ‘don’t care non-determinism’</text:p>
      <text:p text:style-name="P62">Choosing a way to select a path is done with different strategies</text:p>
      <text:p text:style-name="P62"/>
      <text:p text:style-name="P78">Breadth first search</text:p>
      <text:p text:style-name="P63"/>
      <text:p text:style-name="P28"><text:span text:style-name="T19">1) Expand s</text:span><text:span text:style-name="T13">0</text:span><text:span text:style-name="T19"> to give paths with its immediate sucessor – all paths of length 1</text:span></text:p>
      <text:p text:style-name="P63">2) Expand all paths of length 1 – give paths of length 2</text:p>
      <text:p text:style-name="P63">3) Repeat until no more paths to be added</text:p>
      <text:p text:style-name="P63"/>
      <text:p text:style-name="P28"><text:span text:style-name="T19">General: </text:span><text:span text:style-name="T24">Select (expand) all pa</text:span><text:span text:style-name="T25">th</text:span><text:span text:style-name="T24">s of depth n before depth n + 1</text:span></text:p>
      <text:p text:style-name="P64"/>
      <text:p text:style-name="P29"><text:span text:style-name="T24">P</text:span><text:span text:style-name="T19">seudocode:</text:span></text:p>
      <text:p text:style-name="P29"><text:span text:style-name="T19">1) </text:span><text:span text:style-name="T26">Input start state s</text:span><text:span text:style-name="T15">0</text:span></text:p>
      <text:p text:style-name="P65">2) Input the successors of each s</text:p>
      <text:p text:style-name="P65">3) Input a test goal s checking whether s is a goal state</text:p>
      <text:p text:style-name="P65"/>
      <text:p text:style-name="P30"><text:span text:style-name="T19">4) Set frontier – initialise with s</text:span><text:span text:style-name="T13">0</text:span></text:p>
      <text:p text:style-name="P83"><text:span text:style-name="T19">5) Select and remove from frontier the path s</text:span><text:span text:style-name="T13">0</text:span><text:span text:style-name="T19"> … s</text:span><text:span text:style-name="T13">k</text:span><text:span text:style-name="T19"> </text:span><text:span text:style-name="T27">first</text:span><text:span text:style-name="T19"> added to the frontier</text:span></text:p>
      <text:p text:style-name="P65">6a) Terminate and return path if final state is a goal (goal(s) is True)</text:p>
      <text:p text:style-name="P30"><text:span text:style-name="T19">6b) Add to frontier the path s</text:span><text:span text:style-name="T13">0</text:span><text:span text:style-name="T19">...s</text:span><text:span text:style-name="T13">k</text:span><text:span text:style-name="T19">s for every success s of s</text:span><text:span text:style-name="T13">k</text:span></text:p>
      <text:p text:style-name="P86"/>
      <text:p text:style-name="P30"><text:span text:style-name="T19">7) </text:span><text:span text:style-name="T29">Repeat with next iteration of while </text:span><text:span text:style-name="T30">with updated frontier</text:span></text:p>
      <text:p text:style-name="P66"/>
      <text:p text:style-name="P43"><text:span text:style-name="T30">D</text:span><text:span text:style-name="T19">epth first search</text:span></text:p>
      <text:p text:style-name="P67"/>
      <text:p text:style-name="P67">1) Select (expand) start state to give tree of depth 1</text:p>
      <text:p text:style-name="P43"><text:span text:style-name="T31">2) Select one of the paths resulting from 1</text:span><text:span text:style-name="T41">st</text:span><text:span text:style-name="T31"> step</text:span></text:p>
      <text:p text:style-name="P43"><text:span text:style-name="T31">3) Select and expand one of the paths from the 2</text:span><text:span text:style-name="T41">nd</text:span><text:span text:style-name="T31"> step</text:span></text:p>
      <text:p text:style-name="P67">4) Continue selecting and expanding a path from the previous step</text:p>
      <text:p text:style-name="P67"/>
      <text:p text:style-name="P43"><text:span text:style-name="T31">General: Select and expand s</text:span><text:span text:style-name="T16">0</text:span><text:span text:style-name="T31">. Always select the longest (deepest) path that resulted from the previous step. Follow one “branch” of the search tree</text:span></text:p>
      <text:p text:style-name="P67"/>
      <text:p text:style-name="P67">Psuedocode: </text:p>
      <text:p text:style-name="P43"><text:span text:style-name="T31">1) Input state state s</text:span><text:span text:style-name="T16">0</text:span></text:p>
      <text:p text:style-name="P67">2) Input for each s the successors of s</text:p>
      <text:p text:style-name="P67">3) Input a test goal(s) checking whether s is a goal state</text:p>
      <text:p text:style-name="P67"/>
      <text:p text:style-name="P43"><text:span text:style-name="T31">4) Initialise the frontier with {s</text:span><text:span text:style-name="T16">0</text:span><text:span text:style-name="T31">}</text:span></text:p>
      <text:p text:style-name="P84"><text:span text:style-name="T19">5) Select and remove from frontier the path s</text:span><text:span text:style-name="T13">0</text:span><text:span text:style-name="T19"> … s</text:span><text:span text:style-name="T13">k</text:span><text:span text:style-name="T19"> </text:span><text:span text:style-name="T28">last</text:span><text:span text:style-name="T19"> added to the frontier</text:span></text:p>
      <text:p text:style-name="P43"><text:span text:style-name="T31">6</text:span><text:span text:style-name="T32">a) If s</text:span><text:span text:style-name="T17">k</text:span><text:span text:style-name="T32"> is a goal state then return s</text:span><text:span text:style-name="T17">0</text:span><text:span text:style-name="T32">...s</text:span><text:span text:style-name="T17">k</text:span><text:span text:style-name="T32"> and terminate</text:span></text:p>
      <text:p text:style-name="P44"><text:span text:style-name="T31">6b) For every success s of s</text:span><text:span text:style-name="T16">k</text:span><text:span text:style-name="T31"> add s</text:span><text:span text:style-name="T16">0</text:span><text:span text:style-name="T31"> … s</text:span><text:span text:style-name="T16">k</text:span><text:span text:style-name="T31">s to the frontier</text:span></text:p>
      <text:p text:style-name="P54"><text:soft-page-break/>7) Repeat with the updated frontier from 5)</text:p>
      <text:p text:style-name="P54"/>
      <text:p text:style-name="P44"><text:span text:style-name="T36">Comparing P</text:span><text:span text:style-name="T19">roperties of Search Strategies</text:span></text:p>
      <text:p text:style-name="P54">Completeness: Is an existing solution always found? BFS yes, DFS no</text:p>
      <text:p text:style-name="P54">Optimality: Is the shortest (least expensive) path solution always found? BFS yes, DFS no</text:p>
      <text:p text:style-name="P54">Time complexity: How many paths are generated for each? Unknown as yet</text:p>
      <text:p text:style-name="P54">Space complexity: What is the maximum number of paths in the frontier (memory)? Unknown</text:p>
      <text:p text:style-name="P54"/>
      <text:p text:style-name="P54">Time/space cemplexity measurements:</text:p>
      <text:p text:style-name="P44"><text:span text:style-name="T31">b: maximum branching factor of the search tree. Maximum number of successor states of a state in the state space. i.e. the maximum number of successors of any state s</text:span><text:span text:style-name="T16">k</text:span></text:p>
      <text:p text:style-name="P44"><text:span text:style-name="T31">d: depth of the optimal solution. Length of shortest path possible from s</text:span><text:span text:style-name="T16">0</text:span><text:span text:style-name="T31">...s</text:span><text:span text:style-name="T16">goal</text:span></text:p>
      <text:p text:style-name="P54">m: maximum depth of the state space. Longest length of paths in the state space. Can be infinite (e.g. if there is a loop). </text:p>
      <text:p text:style-name="P54"/>
      <text:p text:style-name="P76">Properties of Breadth First Search</text:p>
      <text:p text:style-name="P76"><text:span text:style-name="T6">Number of paths of </text:span>exactly <text:span text:style-name="T6">length d with max branching factor b = b</text:span><text:span text:style-name="T41">d</text:span></text:p>
      <text:p text:style-name="P76"><text:span text:style-name="T6">Number of paths of </text:span>maximum<text:span text:style-name="T6"> length d = 1 + b + b</text:span><text:span text:style-name="T41">2</text:span><text:span text:style-name="T16"> </text:span><text:span text:style-name="T6">+ … + b</text:span><text:span text:style-name="T41">d</text:span></text:p>
      <text:p text:style-name="P68"/>
      <text:p text:style-name="P76"><text:span text:style-name="T6">If shortest path s</text:span><text:span text:style-name="T16">0</text:span><text:span text:style-name="T6"> … s</text:span><text:span text:style-name="T16">k</text:span><text:span text:style-name="T6"> has length d, largest possible number of selected state paths before reaching s</text:span><text:span text:style-name="T16">goal</text:span><text:span text:style-name="T6"> is exponential. 1 + b + b</text:span><text:span text:style-name="T41">2</text:span><text:span text:style-name="T6"> + … + b</text:span><text:span text:style-name="T41">d</text:span></text:p>
      <text:p text:style-name="P68"/>
      <text:p text:style-name="P76"><text:span text:style-name="T6">If shortest path s</text:span><text:span text:style-name="T16">0 </text:span><text:span text:style-name="T6">… s</text:span><text:span text:style-name="T16">k</text:span><text:span text:style-name="T6"> has length d, max frontier size = b</text:span><text:span text:style-name="T41">d</text:span><text:span text:style-name="T6">. Memory requirement exponential </text:span></text:p>
      <text:p text:style-name="P68"/>
      <text:p text:style-name="P68">Complete, optional</text:p>
      <text:p text:style-name="P68"/>
      <text:p text:style-name="P69">d = length of shortest path from s<text:span text:style-name="T13">0</text:span> <text:span text:style-name="T5">to s</text:span><text:span text:style-name="T18">goal</text:span></text:p>
      <text:p text:style-name="P68"/>
      <text:p text:style-name="P76">Properties of Depth First Search</text:p>
      <text:p text:style-name="P68"/>
      <text:p text:style-name="P32">m = length of longest path from s<text:span text:style-name="T13">0</text:span><text:span text:style-name="T19"> </text:span><text:span text:style-name="T27">possible</text:span></text:p>
      <text:p text:style-name="P69"/>
      <text:p text:style-name="P31">If longest length of path from s<text:span text:style-name="T13">0</text:span><text:span text:style-name="T19"> = m, max number of selected paths before reaching s</text:span><text:span text:style-name="T13">goal</text:span><text:span text:style-name="T19"> = 1 + b + b</text:span><text:span text:style-name="T40">2</text:span><text:span text:style-name="T19"> + … + b</text:span><text:span text:style-name="T40">m</text:span><text:span text:style-name="T19"> (exponential). M may be infinite – DFS wouldn’t terminate</text:span></text:p>
      <text:p text:style-name="P70"/>
      <text:p text:style-name="P70">If length of longest possible path is m, frontier will max contain b x m paths</text:p>
      <text:p text:style-name="P71">M may be infinite – space requirement will potentially (worst case) be</text:p>
      <text:p text:style-name="P71"/>
      <text:p text:style-name="P33"><text:span text:style-name="T19">If a path to s</text:span><text:span text:style-name="T13">goal</text:span><text:span text:style-name="T19"> is found, memory req is much less than BFS (b</text:span><text:span text:style-name="T40">d</text:span><text:span text:style-name="T19">)</text:span></text:p>
      <text:p text:style-name="P71"/>
      <text:p text:style-name="P71">Not complete, not optimal – only selects longest path, therefore would likely find longest to goal</text:p>
      <text:p text:style-name="P70"/>
      <text:p text:style-name="P1">Slide Set 2</text:p>
      <text:p text:style-name="P1"/>
      <text:p text:style-name="P45">Uninformed search tree algorithms</text:p>
      <text:p text:style-name="P34">BFS: Complete, expensive</text:p>
      <text:p text:style-name="P34">DFS: Incomplete, desirable space complexity</text:p>
      <text:p text:style-name="P34"/>
      <text:p text:style-name="P46"><text:soft-page-break/>Depth Limited Search</text:p>
      <text:p text:style-name="P35"/>
      <text:p text:style-name="P35">Desirable space complexity</text:p>
      <text:p text:style-name="P35">If wrong path expanded, will be very time intensive (/never terminate)</text:p>
      <text:p text:style-name="P36">Combat: introduce a depth limit on paths to be expanded</text:p>
      <text:p text:style-name="P36">Useful: If max length of solution is known</text:p>
      <text:p text:style-name="P36"/>
      <text:p text:style-name="P36">Pseudocode: </text:p>
      <text:p text:style-name="P47"><text:span text:style-name="T6">1) Input s</text:span><text:span text:style-name="T16">0</text:span></text:p>
      <text:p text:style-name="P72">2) Input the successors of all s </text:p>
      <text:p text:style-name="P72">3) Input test goal(s) checking if s is a goal</text:p>
      <text:p text:style-name="P85">4) Input a non-negative (0+) integer DepthLimit</text:p>
      <text:p text:style-name="P72"/>
      <text:p text:style-name="P47"><text:span text:style-name="T31">5) Initialise frontier with {s</text:span><text:span text:style-name="T16">0</text:span><text:span text:style-name="T31">}</text:span></text:p>
      <text:p text:style-name="P47"><text:span text:style-name="T31">6) While frontier is not empty, select and remove from frontier s</text:span><text:span text:style-name="T16">0</text:span><text:span text:style-name="T31">...s</text:span><text:span text:style-name="T16">k</text:span><text:span text:style-name="T31"> </text:span><text:span text:style-name="T19">last</text:span><text:span text:style-name="T31"> added</text:span></text:p>
      <text:p text:style-name="P47"><text:span text:style-name="T31">7a) If s</text:span><text:span text:style-name="T16">k</text:span><text:span text:style-name="T31"> is a goal, return s</text:span><text:span text:style-name="T16">0</text:span><text:span text:style-name="T31">...s</text:span><text:span text:style-name="T16">k</text:span><text:span text:style-name="T31"> then terminate</text:span></text:p>
      <text:p text:style-name="P47"><text:span text:style-name="T31">7b) If k &lt; DepthLimit (therefore another iteration would also be valid without exceeding the limit) then add path s</text:span><text:span text:style-name="T16">0</text:span><text:span text:style-name="T31">...s</text:span><text:span text:style-name="T16">k</text:span><text:span text:style-name="T31">s to frontier for every successor s of s</text:span><text:span text:style-name="T16">k</text:span></text:p>
      <text:p text:style-name="P72"/>
      <text:p text:style-name="P73">Properties:</text:p>
      <text:p text:style-name="P48"><text:span text:style-name="T31">Not complete – only found if length of </text:span><text:span text:style-name="T19">shortest</text:span><text:span text:style-name="T31"> path to a goal is lower than the depth limit</text:span></text:p>
      <text:p text:style-name="P73">Not optimal – The found solution is not guaranteed to be the shortest possible</text:p>
      <text:p text:style-name="P48"><text:span text:style-name="T31">Time complexity – If l is the limit, max number of paths selected = 1 + b + b</text:span><text:span text:style-name="T41">2</text:span><text:span text:style-name="T31"> + … + b</text:span><text:span text:style-name="T41">l</text:span><text:span text:style-name="T16"> </text:span><text:span text:style-name="T31">(expon)</text:span></text:p>
      <text:p text:style-name="P73">space complexity – If l is the limit, max cardinality of frontier = is bl (b x l)</text:p>
      <text:p text:style-name="P73"/>
      <text:p text:style-name="P79">Iterative Deepening</text:p>
      <text:p text:style-name="P87"/>
      <text:p text:style-name="P88">Complete alternative to DLS – useful if max depth of solution is not known</text:p>
      <text:p text:style-name="P88">1) Start with n = 0 – do DLS for this, if solution found (i.e. current state is a goal), return</text:p>
      <text:p text:style-name="P88">2) If s not goal, repeat step 1 with depth n = n+1</text:p>
      <text:p text:style-name="P88"/>
      <text:p text:style-name="P74">Psedocode:</text:p>
      <text:p text:style-name="P74">0) DLS is called as a subroutine</text:p>
      <text:p text:style-name="P74"/>
      <text:p text:style-name="P80"><text:span text:style-name="T6">1) Input start state s</text:span><text:span text:style-name="T16">0</text:span></text:p>
      <text:p text:style-name="P74">2) Input successors of s for each state s in the state space</text:p>
      <text:p text:style-name="P74">3) Input test routine goal(s) checking whether s is a goal state</text:p>
      <text:p text:style-name="P72"/>
      <text:p text:style-name="P74">4) Initialise DepthLimit with value 0</text:p>
      <text:p text:style-name="P74">5) Repeat the below until False</text:p>
      <text:p text:style-name="P74">6) Set Result to depth_limited_search(DepthLimit)</text:p>
      <text:p text:style-name="P74">7a) If Result is a path s<text:span text:style-name="T13">0</text:span>...s<text:span text:style-name="T13">k</text:span> then return the selected path and terminate</text:p>
      <text:p text:style-name="P74">7b) Otherwise increment DepthLimit (DepthLimit = DepthLimit + 1)</text:p>
      <text:p text:style-name="P74"/>
      <text:p text:style-name="P74">Properties:</text:p>
      <text:p text:style-name="P74">Complete – solution always found if one exists</text:p>
      <text:p text:style-name="P74">Optimal – solution found is guaranteed to be the shortest possible</text:p>
      <text:p text:style-name="P74"/>
      <text:p text:style-name="P74"><text:soft-page-break/>If d is the length of the shortest solution path, max number of selected paths = 1 + (1+b) + (1+b+b<text:span text:style-name="T40">2</text:span>) + (1 + b + b<text:span text:style-name="T40">2</text:span> + b<text:span text:style-name="T40">3</text:span>) + … + (1 + b + b<text:span text:style-name="T40">2</text:span> + b<text:span text:style-name="T40">3</text:span> + … + b<text:span text:style-name="T40">d</text:span>)</text:p>
      <text:p text:style-name="P74"/>
      <text:p text:style-name="P74">If d is as above, max cardinality of frontier = bd</text:p>
      <text:p text:style-name="P74"/>
      <text:p text:style-name="P80">IDS vs BFS</text:p>
      <text:p text:style-name="P74">IDS regenerates paths in each iteration – tree is regenerated to depth d-1 after each DLS iteration (until only the goal is left)</text:p>
      <text:p text:style-name="P80"><text:span text:style-name="T6">This means IDS takes a bit more time, but saves </text:span>lots<text:span text:style-name="T6"> of memory</text:span></text:p>
      <text:p text:style-name="P74"/>
      <text:p text:style-name="P80">Avoiding Repeated States</text:p>
      <text:p text:style-name="P74">Least effective &amp; least computational overhead</text:p>
      <text:p text:style-name="P74">1) Do not return to state immediately preceding the current one</text:p>
      <text:p text:style-name="P74">2) Do not create paths with cycles (two occurrences of same state)</text:p>
      <text:p text:style-name="P74">3) Do not create paths that contain states included within a previously created path</text:p>
      <text:p text:style-name="P74">Most effective, largest computational overhead</text:p>
      <text:p text:style-name="P80"><text:span text:style-name="T6">Trade off between cost of extra search </text:span><text:span text:style-name="T9">(if loops were included) </text:span><text:span text:style-name="T6">and cost of checking for repeated states</text:span></text:p>
      <text:p text:style-name="P74"/>
      <text:p text:style-name="P81">Bi-directional search</text:p>
      <text:p text:style-name="P81"><text:span text:style-name="T6">One direction – forwards from initial state. Second dir (simultaneous) – backwards from s</text:span><text:span text:style-name="T16">goal</text:span></text:p>
      <text:p text:style-name="P90">Must determine goal state’s predecessors, then those etc.</text:p>
      <text:p text:style-name="P90"/>
      <text:p text:style-name="P91">1) Often much more efficient</text:p>
      <text:p text:style-name="P91">2) Do 2 searches of depth d/2 vs. 1 search of depth d</text:p>
      <text:p text:style-name="P91">3) Can combine different search strategies for each direction (rather than same for both)</text:p>
      <text:p text:style-name="P91"/>
      <text:p text:style-name="P91">4) Must be able to generate state predecessors</text:p>
      <text:p text:style-name="P91">5) Needs efficient way to check if an added state appears in the other search</text:p>
      <text:p text:style-name="P91">6) Impractical for large d</text:p>
      <text:p text:style-name="P82"><text:span text:style-name="T6">7) Memory requirement of b</text:span><text:span text:style-name="T41">d / 2</text:span></text:p>
      <text:p text:style-name="P72"/>
      <text:p text:style-name="P75"/>
      <text:p text:style-name="P1">Slide Set 3</text:p>
      <text:p text:style-name="P1"/>
      <text:p text:style-name="P98">Use a function g that converts each path to its corresponding cost (g: Paths → Real numbers)</text:p>
      <text:p text:style-name="P99">Assume a path cost = sum of cost all steps in the path</text:p>
      <text:p text:style-name="P99"/>
      <text:p text:style-name="P109">Uniform Cost Search</text:p>
      <text:p text:style-name="P109"><text:span text:style-name="T6">Expand the cheapest path first – usually optimal</text:span></text:p>
      <text:p text:style-name="P109"><text:span text:style-name="T6">Behaves identically to BFS if every action cost is the same</text:span></text:p>
      <text:p text:style-name="P109"><text:span text:style-name="T6"/></text:p>
      <text:p text:style-name="P110"><text:span text:style-name="T6">Psuedocode: </text:span></text:p>
      <text:p text:style-name="P110"><text:span text:style-name="T6">1) <text:s/>Input s</text:span><text:span text:style-name="T16">0</text:span></text:p>
      <text:p text:style-name="P110"><text:span text:style-name="T31">2) Input for each state s the successors of s</text:span></text:p>
      <text:p text:style-name="P110"><text:span text:style-name="T31">3) Input a test goal(s) that returns True if s is a goal state (checks)</text:span></text:p>
      <text:p text:style-name="P110"><text:span text:style-name="T31">4) Input g(s</text:span><text:span text:style-name="T16">0</text:span><text:span text:style-name="T31">...s</text:span><text:span text:style-name="T16">k</text:span><text:span text:style-name="T31">) for every possible path s</text:span><text:span text:style-name="T16">0</text:span><text:span text:style-name="T31">...s</text:span><text:span text:style-name="T16">k</text:span></text:p>
      <text:p text:style-name="P110"><text:span text:style-name="T31"/></text:p>
      <text:p text:style-name="P110"><text:span text:style-name="T31">5) Initialise frontier with {s</text:span><text:span text:style-name="T16">0</text:span><text:span text:style-name="T31">}</text:span></text:p>
      <text:p text:style-name="P110"><text:soft-page-break/><text:span text:style-name="T31">6) While frontier is not empty select and remove the path s</text:span><text:span text:style-name="T16">0</text:span><text:span text:style-name="T31">...s</text:span><text:span text:style-name="T16">k</text:span><text:span text:style-name="T31"> with minimal g(s</text:span><text:span text:style-name="T16">0</text:span><text:span text:style-name="T31">...s</text:span><text:span text:style-name="T16">k</text:span><text:span text:style-name="T31">)</text:span></text:p>
      <text:p text:style-name="P111"><text:span text:style-name="T31">7a) If s</text:span><text:span text:style-name="T16">k</text:span><text:span text:style-name="T31"> is a goal then return s</text:span><text:span text:style-name="T16">0</text:span><text:span text:style-name="T31">...s</text:span><text:span text:style-name="T16">k</text:span><text:span text:style-name="T31"> and terminate</text:span></text:p>
      <text:p text:style-name="P111"><text:span text:style-name="T31">7b) Otherwise add s</text:span><text:span text:style-name="T16">0</text:span><text:span text:style-name="T31">...s</text:span><text:span text:style-name="T16">k</text:span><text:span text:style-name="T31">s for every successor s of s</text:span><text:span text:style-name="T16">k</text:span></text:p>
      <text:p text:style-name="P111"><text:span text:style-name="T31"/></text:p>
      <text:p text:style-name="P112"><text:span text:style-name="T31">Complete &amp; optimal: Guaranteed to find cheapest solution </text:span><text:span text:style-name="T19">assuming</text:span><text:span text:style-name="T31"> path costs grow monotomically ie. cost of path increases as you move along it (all actions cost +ve value)</text:span></text:p>
      <text:p text:style-name="P112"><text:span text:style-name="T31">Therefore g(s</text:span><text:span text:style-name="T16">0</text:span><text:span text:style-name="T31">...s</text:span><text:span text:style-name="T16">k</text:span><text:span text:style-name="T31">) &lt; g(s</text:span><text:span text:style-name="T16">0</text:span><text:span text:style-name="T31">...s</text:span><text:span text:style-name="T16">k</text:span><text:span text:style-name="T31">s)</text:span></text:p>
      <text:p text:style-name="P112"><text:span text:style-name="T31"/></text:p>
      <text:p text:style-name="P112"><text:span text:style-name="T31">If path costs don’t grow </text:span><text:span text:style-name="T19">monotomically</text:span><text:span text:style-name="T31">, exhuastive search is required</text:span></text:p>
      <text:p text:style-name="P112"><text:span text:style-name="T31">Same complexity as breadth search </text:span></text:p>
      <text:p text:style-name="P113"><text:span text:style-name="T33">Time:</text:span><text:span text:style-name="T31"> </text:span><text:span text:style-name="T33">1</text:span><text:span text:style-name="T34"> + b + b</text:span><text:span text:style-name="T42">2</text:span><text:span text:style-name="T34"> + … + b</text:span><text:span text:style-name="T42">d</text:span></text:p>
      <text:p text:style-name="P92"><text:span text:style-name="T10">S</text:span><text:span text:style-name="T6">pace: b</text:span><text:span text:style-name="T41">d</text:span></text:p>
      <text:p text:style-name="P92"><text:span text:style-name="T31"/></text:p>
      <text:p text:style-name="P93">Big Picture</text:p>
      <text:p text:style-name="P93"><text:span text:style-name="T6">Time complexity of all search techniques is always exponential</text:span></text:p>
      <text:p text:style-name="P93"><text:span text:style-name="T6">Therefore problem specific knowledge is required to guide a search</text:span></text:p>
      <text:p text:style-name="P93"><text:span text:style-name="T6">E.g. simplest form of PS knowledge is </text:span>heuristic</text:p>
      <text:p text:style-name="P93"><text:span text:style-name="T6"/></text:p>
      <text:p text:style-name="P93"><text:span text:style-name="T6">Heuristic property can be implemented in the search using evaluation function</text:span></text:p>
      <text:p text:style-name="P93"><text:span text:style-name="T6">Eval function indicates the desirability of selecting (expanding) a state</text:span></text:p>
      <text:p text:style-name="P93"><text:span text:style-name="T6"/></text:p>
      <text:p text:style-name="P94"><text:span text:style-name="T6">Summary:</text:span></text:p>
      <text:p text:style-name="P94"><text:span text:style-name="T6">Use PSK for a more efficient search</text:span></text:p>
      <text:p text:style-name="P94"><text:span text:style-name="T6">Select the most promising path first (based off the PSK)</text:span></text:p>
      <text:p text:style-name="P94"><text:span text:style-name="T6">Use an estimate to focus on paths that get you closer to s</text:span><text:span text:style-name="T16">goal</text:span><text:span text:style-name="T6"> rather than all of them</text:span></text:p>
      <text:p text:style-name="P94"><text:span text:style-name="T6"/></text:p>
      <text:p text:style-name="P95"><text:span text:style-name="T6">Use a function h that estimates the cost of moving from a state to s</text:span><text:span text:style-name="T16">goal</text:span></text:p>
      <text:p text:style-name="P95"><text:span text:style-name="T6">h can be any function where h(s</text:span><text:span text:style-name="T16">goal</text:span><text:span text:style-name="T6">) = 0</text:span></text:p>
      <text:p text:style-name="P95"><text:span text:style-name="T6"/></text:p>
      <text:p text:style-name="P96"><text:span text:style-name="T6">E.g. for route finding, h = straight line distance. E.g. a really long line returns higher h than a short line, even if the length of both paths (s</text:span><text:span text:style-name="T16">k</text:span><text:span text:style-name="T6">...s</text:span><text:span text:style-name="T16">goal</text:span><text:span text:style-name="T6">) is 1</text:span></text:p>
      <text:p text:style-name="P1"/>
      <text:p text:style-name="P100">Greedy search expands the paths that <text:span text:style-name="T5">appears</text:span> closest to goal</text:p>
      <text:p text:style-name="P100"/>
      <text:p text:style-name="P101">Pseudocode:</text:p>
      <text:p text:style-name="P101">1) Input s<text:span text:style-name="T13">0</text:span></text:p>
      <text:p text:style-name="P101"><text:span text:style-name="T19">2) Input all sucessors of each state s (i.e. all the states)</text:span></text:p>
      <text:p text:style-name="P101"><text:span text:style-name="T19">3) Input a test function goal(s) checking whether s is a goal</text:span></text:p>
      <text:p text:style-name="P101"><text:span text:style-name="T19">4) Input a heuristic function h(s) for every state s</text:span></text:p>
      <text:p text:style-name="P101"><text:span text:style-name="T19"/></text:p>
      <text:p text:style-name="P101"><text:span text:style-name="T19">5) Initialise frontier with {s</text:span><text:span text:style-name="T13">0</text:span><text:span text:style-name="T19">}</text:span></text:p>
      <text:p text:style-name="P101"><text:span text:style-name="T19">6) While frontier not empty, select and remove from frontier the path s</text:span><text:span text:style-name="T13">0</text:span><text:span text:style-name="T19">...s</text:span><text:span text:style-name="T13">k</text:span><text:span text:style-name="T19"> with minimal h(s</text:span><text:span text:style-name="T13">k</text:span><text:span text:style-name="T19">)</text:span></text:p>
      <text:p text:style-name="P101"><text:span text:style-name="T19">7a) If goal(s</text:span><text:span text:style-name="T13">k</text:span><text:span text:style-name="T19">) then return s</text:span><text:span text:style-name="T13">0 </text:span><text:span text:style-name="T19">… s</text:span><text:span text:style-name="T13">k</text:span><text:span text:style-name="T19"> solution and terminate</text:span></text:p>
      <text:p text:style-name="P101"><text:span text:style-name="T19">7b) Otherwise add all s in s</text:span><text:span text:style-name="T13">0</text:span><text:span text:style-name="T19">...s</text:span><text:span text:style-name="T13">k</text:span><text:span text:style-name="T19">s to frontier (all successors of s</text:span><text:span text:style-name="T13">k</text:span><text:span text:style-name="T19"> – next to be selected from)</text:span></text:p>
      <text:p text:style-name="P101"><text:span text:style-name="T19"/></text:p>
      <text:p text:style-name="P102"><text:span text:style-name="T19">Properties of greedy search:</text:span></text:p>
      <text:p text:style-name="P102"><text:span text:style-name="T19"/></text:p>
      <text:p text:style-name="P102"><text:span text:style-name="T19">Sometimes finds solutions quickly</text:span></text:p>
      <text:p text:style-name="P102"><text:span text:style-name="T19">Not always optimal</text:span></text:p>
      <text:p text:style-name="P102"><text:soft-page-break/><text:span text:style-name="T19">May be incomplete</text:span></text:p>
      <text:p text:style-name="P102"><text:span text:style-name="T19">Susceptible to false starts</text:span></text:p>
      <text:p text:style-name="P102"><text:span text:style-name="T19">Only looks at current state, rather than ones that have already been passed</text:span></text:p>
      <text:p text:style-name="P102"><text:span text:style-name="T19"/></text:p>
      <text:p text:style-name="P114"><text:span text:style-name="T19">A* Search</text:span></text:p>
      <text:p text:style-name="P114"><text:span text:style-name="T31">Combination of UCS </text:span><text:span text:style-name="T35">(actual cost) </text:span><text:span text:style-name="T31">and greedy search </text:span><text:span text:style-name="T35">(estimated future cost)</text:span></text:p>
      <text:p text:style-name="P115"><text:span text:style-name="T31">Use a heuristic f: f(s</text:span><text:span text:style-name="T16">0</text:span><text:span text:style-name="T31">...s</text:span><text:span text:style-name="T16">k</text:span><text:span text:style-name="T31">) = g(s</text:span><text:span text:style-name="T16">0</text:span><text:span text:style-name="T31">...s</text:span><text:span text:style-name="T16">k</text:span><text:span text:style-name="T31">) + h(s</text:span><text:span text:style-name="T16">k</text:span><text:span text:style-name="T31">)</text:span></text:p>
      <text:p text:style-name="P115"><text:span text:style-name="T31">Ideally </text:span><text:span text:style-name="T19">minimises</text:span><text:span text:style-name="T31"> the overall cost</text:span></text:p>
      <text:p text:style-name="P115"><text:span text:style-name="T31"/></text:p>
      <text:p text:style-name="P116"><text:span text:style-name="T31">Pseudocode: </text:span></text:p>
      <text:p text:style-name="P116"><text:span text:style-name="T31">1) Input s</text:span><text:span text:style-name="T16">0</text:span></text:p>
      <text:p text:style-name="P116"><text:span text:style-name="T31">2) Input for each state s the successors of s</text:span></text:p>
      <text:p text:style-name="P116"><text:span text:style-name="T31">3) Input test goal(s)</text:span></text:p>
      <text:p text:style-name="P116"><text:span text:style-name="T31">4) Input g(s</text:span><text:span text:style-name="T16">0</text:span><text:span text:style-name="T31">...s</text:span><text:span text:style-name="T16">k</text:span><text:span text:style-name="T31">) for every path s</text:span><text:span text:style-name="T16">0</text:span><text:span text:style-name="T31">...s</text:span><text:span text:style-name="T16">k</text:span></text:p>
      <text:p text:style-name="P116"><text:span text:style-name="T31">5) Input h(s) for every state s</text:span></text:p>
      <text:p text:style-name="P116"><text:span text:style-name="T31"/></text:p>
      <text:p text:style-name="P116"><text:span text:style-name="T31">6) Initialise frontier to {s</text:span><text:span text:style-name="T16">0</text:span><text:span text:style-name="T31">}</text:span></text:p>
      <text:p text:style-name="P116"><text:span text:style-name="T31">7) While frontier not empty, select &amp; remove from frontier the path s</text:span><text:span text:style-name="T16">0</text:span><text:span text:style-name="T31">...s</text:span><text:span text:style-name="T16">k</text:span><text:span text:style-name="T31"> with minimal f(path)</text:span></text:p>
      <text:p text:style-name="P103">8a) If s<text:span text:style-name="T13">k</text:span><text:span text:style-name="T19"> is goal, return path and terminate</text:span></text:p>
      <text:p text:style-name="P103"><text:span text:style-name="T19">8b) Else add paths with each successor s of s</text:span><text:span text:style-name="T13">k</text:span><text:span text:style-name="T19"> to frontier and repeat </text:span></text:p>
      <text:p text:style-name="P103"><text:span text:style-name="T37"/></text:p>
      <text:p text:style-name="P104"><text:span text:style-name="T37">P</text:span><text:span text:style-name="T19">roperties of A* Search</text:span></text:p>
      <text:p text:style-name="P105"><text:span text:style-name="T19">Complete and optimal under minor conditions if admissible h is used <text:s/></text:span></text:p>
      <text:p text:style-name="P105"><text:span text:style-name="T38">Admissible h check: </text:span><text:span text:style-name="T19">h(s) </text:span><text:span text:style-name="T39">·</text:span><text:span text:style-name="T38"> </text:span><text:span text:style-name="T19">h*(s) where h* is the </text:span><text:span text:style-name="T27">true</text:span><text:span text:style-name="T19"> cost from s to a goal</text:span></text:p>
      <text:p text:style-name="P106"><text:span text:style-name="T19">i.e. heuristic h is admissible if </text:span><text:span text:style-name="T27">it never overestimates</text:span><text:span text:style-name="T19"> the distance to the goal</text:span></text:p>
      <text:p text:style-name="P107"><text:span text:style-name="T19">The estimated distance must be less than or equal to the real distance</text:span></text:p>
      <text:p text:style-name="P107"><text:span text:style-name="T19"/></text:p>
      <text:p text:style-name="P108"><text:span text:style-name="T19">Summary</text:span></text:p>
      <text:p text:style-name="P108"><text:span text:style-name="T19">Heuristic functions estimate costs of shortest paths</text:span></text:p>
      <text:p text:style-name="P108"><text:span text:style-name="T19">Good heuristics may </text:span><text:span text:style-name="T27">dramatically</text:span><text:span text:style-name="T19"> reduce search cost</text:span></text:p>
      <text:p text:style-name="P108"><text:span text:style-name="T19">Greedy breadth-first search expands lowest h: therefore incomplete, not always optimal </text:span></text:p>
      <text:p text:style-name="P108"><text:span text:style-name="T19">A* search expands lowest g </text:span><text:span text:style-name="T27">+</text:span><text:span text:style-name="T19"> h: complete, optimal (solution), optimally efficient (processing)</text:span></text:p>
      <text:p text:style-name="P101"/>
      <text:p text:style-name="P1">Slide Set 4</text:p>
      <text:p text:style-name="P1"/>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text:soft-page-break/>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2:39:33.018968309</dc:date>
    <meta:editing-duration>PT4H14M26S</meta:editing-duration>
    <meta:editing-cycles>91</meta:editing-cycles>
    <meta:document-statistic meta:table-count="0" meta:image-count="0" meta:object-count="0" meta:page-count="10" meta:paragraph-count="277" meta:word-count="3045" meta:character-count="17943" meta:non-whitespace-character-count="15123"/>
  </office:meta>
</office:document-meta>
</file>